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5fc25"/>
    </style:style>
    <style:style style:name="T2" style:family="text">
      <style:text-properties officeooo:rsid="00171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三十年计划</text:p>
      <text:p text:style-name="P1"/>
      <text:p text:style-name="P2">在进行30年计划之前，并没有想要过这样长远的计划，平时的计划，能有一年左右，就是很长的了。变动也会很大。30年的计划，是个极其长远的计划，在这样的计划中，30年以后的样子，是个很难想象的事情。但通过一个又一个的三年计划，或许，可以推导出30年后（2050年）的样子。</text:p>
      <text:p text:style-name="P2"/>
      <text:p text:style-name="P2">今年是2020年，现在身在高神大学校-宣教牧会大学院攻读M.Div课程已经一年半之久，预计2021年未，修满三年毕业。毕业之后，以半年或一年时间，申请以色列大学。即，2022年动身去以色列攻读希伯来语相关课程。</text:p>
      <text:p text:style-name="P2">希伯来语相关课程的攻读，以三年计，从2023年开始，至2025年可结束相关的课程。然后为了能够在大学里面进行教授的工作，还必须得修习一个博士学位。因此，继续在以色列攻读希伯来语相关专业，要在2029年拿到相关的博士学位。</text:p>
      <text:p text:style-name="P2"/>
      <text:p text:style-name="P2">我的梦想是向以色列百姓宣告耶稣是弥赛亚。告诉他们，他们以为的普通以色列人耶稣，并不普通，而是他们等待的弥赛亚，永生神的儿子。י<text:span text:style-name="T2">ֵשׁוּעַ</text:span> הָמָשִׁ<text:span text:style-name="T1">י</text:span>עָה בֶּן־אֱלֹהִים חָיִים</text:p>
      <text:p text:style-name="P2">以色列人的心是刚硬的，因此这个时间可能要进行很多年。为了能进行这样的长期的事工，在2030年需要在以色列安家。在那里，以家庭为单位，开展事工，逐渐的扩展影响力。那时的我如果神仍存留，则应是37岁。2030年的时候。</text:p>
      <text:p text:style-name="P2"/>
      <text:p text:style-name="P2">我的祖国是中国，在2030年时，预计中国已经成为和美国并肩的超级大国。而以色列人也慢慢的更多的深入中国社会。中国和以色列关系亲密，甚至中国开放双国籍，使以色列人能够深度参与到中国的社会之中。</text:p>
      <text:p text:style-name="P2">这样再经过3年到了2033年，对以色列人更加熟悉之后，在以色列-中国的友好关系之中，回到中国，建立宣教教会，趁着中国-以色列友好关系的时刻，带领更多人进入到以色列进行短期长期的宣教事工。</text:p>
      <text:p text:style-name="P2">在牧养教会之时，也要刻意的培养信徒们的希伯来语相关知识，以便能够和以色列人更加方便的交流。这样的工作并不简单，但仍以3年作为一个阶段，到了2036年，可以带更多的人去以色列进行宣教事工。</text:p>
      <text:p text:style-name="P2"/>
      <text:p text:style-name="P2">因着2020年疫情的缘故，教会不再有之前时代的热度，因此那时的教会，将会以家庭为教会的最小单位，只有有限的大聚会，更多的时间是家庭内部聚会，所以更多关注在培养家庭成员的属灵知识上。要达到每个家庭至少有一个人，能够有讲解圣经的知识水平。</text:p>
      <text:p text:style-name="P2">如此的教会牧养，圣徒培训，再进行3年左右，到2040年，47岁的时候，再将动身回到以色列，在那里生活，传扬耶稣基督。确认以色列的状况以及他们对耶稣的接收程度，从身边人开始，慢慢的影响。如此进行3年。</text:p>
      <text:p text:style-name="P2"/>
      <text:p text:style-name="P2">到2043年，已经50岁的老人，回到中国，开办学校进行教授事工，身体也慢慢的恶化，不再能够进行之前的随意来往，因此关注点放在培养新一代的年轻人身上。将毕生所积累的，倾数投入。</text:p>
      <text:p text:style-name="P2">由此，到30年后的2050年，那里已经57岁的我，奔跑了中国以色列数次，最终落脚在中国的某间教会牧养，同时，在某所学校担任着教授事工。并且因着中国的强大，和以色列国家的关系变得友好，中国去以色列的宣教变得容易，可以定期的差派新一代的年轻人，去做宣教的事工。</text:p>
      <text:p text:style-name="P2"/>
      <text:p text:style-name="P2">如果那时，神仍存留我活着，要成为会鼓励人的牧养者，在学校中成为真理面前谦卑的老师。和信徒共同奔走侍奉的道路，和学生一道查究真理的知识。</text:p>
      <text:p text:style-name="P2">三十年后的2050年，如果那时，我仍被存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20:22:59.078652242</meta:creation-date>
    <dc:date>2020-06-12T20:44:47.156972977</dc:date>
    <meta:editing-duration>PT21M31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263" meta:character-count="1348" meta:non-whitespace-character-count="1345"/>
  </office:meta>
</office:document-meta>
</file>